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</style:style>
    <style:style style:name="P2" style:parent-style-name="Standaard" style:family="paragraph">
      <style:paragraph-properties fo:text-indent="0.4916in"/>
    </style:style>
    <style:style style:name="P3" style:parent-style-name="Lijstalinea" style:list-style-name="LFO1" style:family="paragraph"/>
    <style:style style:name="P4" style:parent-style-name="Lijstalinea" style:list-style-name="LFO1" style:family="paragraph"/>
    <style:style style:name="P5" style:parent-style-name="Lijstalinea" style:list-style-name="LFO1" style:family="paragraph"/>
  </office:automatic-styles>
  <office:body>
    <office:text text:use-soft-page-breaks="true">
      <text:p text:style-name="P1">Notities groep 1D</text:p>
      <text:p text:style-name="Standaard">11-3-2021:</text:p>
      <text:p text:style-name="P2">UML-diagram:</text:p>
      <text:list text:style-name="LFO1" text:continue-numbering="true">
        <text:list-item>
          <text:p text:style-name="P3">Associatie maakt, 0-2 moet * worden</text:p>
        </text:list-item>
        <text:list-item>
          <text:p text:style-name="P4">Cirkel van associaties is onnodig</text:p>
        </text:list-item>
        <text:list-item>
          <text:p text:style-name="P5">Behaald moet een associatieklasse worden tussen student en examen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lvin Metheuver</meta:initial-creator>
    <dc:creator>Calvin Metheuver</dc:creator>
    <meta:creation-date>2021-03-11T14:31:00Z</meta:creation-date>
    <dc:date>2021-03-11T14:33:00Z</dc:date>
    <meta:template xlink:href="Normal" xlink:type="simple"/>
    <meta:editing-cycles>1</meta:editing-cycles>
    <meta:editing-duration>PT120S</meta:editing-duration>
    <meta:document-statistic meta:page-count="1" meta:paragraph-count="1" meta:word-count="27" meta:character-count="177" meta:row-count="1" meta:non-whitespace-character-count="151"/>
  </office:meta>
</office:document-meta>
</file>